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7.39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1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5mm" svg:height="90.21mm" svg:x="92.27mm" svg:y="75.67mm">
            <draw:object draw:notify-on-update-of-ranges="Sheet1.A2:Sheet1.A2 Sheet1.C2:Sheet1.O2 Sheet1.A3:Sheet1.A3 Sheet1.C3:Sheet1.O3 Sheet1.A4:Sheet1.A4 Sheet1.C4:Sheet1.O4 Sheet1.A5:Sheet1.A5 Sheet1.C5:Sheet1.O5 Sheet1.A6:Sheet1.A6 Sheet1.C6:Sheet1.O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verage case time complexity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string" calcext:value-type="string">
            <text:p>n<text:span text:style-name="T1">2</text:span></text:p>
          </table:table-cell>
          <table:table-cell table:formula="of:=[.C1]*[.C1]" office:value-type="float" office:value="10000" calcext:value-type="float">
            <text:p>10000</text:p>
          </table:table-cell>
          <table:table-cell table:formula="of:=[.D1]*[.D1]" office:value-type="float" office:value="62500" calcext:value-type="float">
            <text:p>62500</text:p>
          </table:table-cell>
          <table:table-cell table:formula="of:=[.E1]*[.E1]" office:value-type="float" office:value="250000" calcext:value-type="float">
            <text:p>250000</text:p>
          </table:table-cell>
          <table:table-cell table:formula="of:=[.F1]*[.F1]" office:value-type="float" office:value="562500" calcext:value-type="float">
            <text:p>562500</text:p>
          </table:table-cell>
          <table:table-cell table:formula="of:=[.G1]*[.G1]" office:value-type="float" office:value="1000000" calcext:value-type="float">
            <text:p>1000000</text:p>
          </table:table-cell>
          <table:table-cell table:formula="of:=[.H1]*[.H1]" office:value-type="float" office:value="1562500" calcext:value-type="float">
            <text:p>1562500</text:p>
          </table:table-cell>
          <table:table-cell table:formula="of:=[.I1]*[.I1]" office:value-type="float" office:value="6250000" calcext:value-type="float">
            <text:p>6250000</text:p>
          </table:table-cell>
          <table:table-cell table:formula="of:=[.J1]*[.J1]" office:value-type="float" office:value="14062500" calcext:value-type="float">
            <text:p>14062500</text:p>
          </table:table-cell>
          <table:table-cell table:formula="of:=[.K1]*[.K1]" office:value-type="float" office:value="25000000" calcext:value-type="float">
            <text:p>25000000</text:p>
          </table:table-cell>
          <table:table-cell table:formula="of:=[.L1]*[.L1]" office:value-type="float" office:value="39062500" calcext:value-type="float">
            <text:p>39062500</text:p>
          </table:table-cell>
          <table:table-cell table:formula="of:=[.M1]*[.M1]" office:value-type="float" office:value="56250000" calcext:value-type="float">
            <text:p>56250000</text:p>
          </table:table-cell>
          <table:table-cell table:formula="of:=[.N1]*[.N1]" office:value-type="float" office:value="76562500" calcext:value-type="float">
            <text:p>76562500</text:p>
          </table:table-cell>
          <table:table-cell table:formula="of:=[.O1]*[.O1]" office:value-type="float" office:value="100000000" calcext:value-type="float">
            <text:p>100000000</text:p>
          </table:table-cell>
        </table:table-row>
        <table:table-row table:style-name="ro2">
          <table:table-cell table:style-name="ce3" office:value-type="string" calcext:value-type="string">
            <text:p>Selection Sort</text:p>
          </table:table-cell>
          <table:table-cell table:style-name="ce3" office:value-type="string" calcext:value-type="string">
            <text:p>n<text:span text:style-name="T1">2</text:span></text:p>
          </table:table-cell>
          <table:table-cell table:formula="of:=[.C1]^2" office:value-type="float" office:value="10000" calcext:value-type="float">
            <text:p>10000</text:p>
          </table:table-cell>
          <table:table-cell table:formula="of:=[.D1]^2" office:value-type="float" office:value="62500" calcext:value-type="float">
            <text:p>62500</text:p>
          </table:table-cell>
          <table:table-cell table:formula="of:=[.E1]^2" office:value-type="float" office:value="250000" calcext:value-type="float">
            <text:p>250000</text:p>
          </table:table-cell>
          <table:table-cell table:formula="of:=[.F1]^2" office:value-type="float" office:value="562500" calcext:value-type="float">
            <text:p>562500</text:p>
          </table:table-cell>
          <table:table-cell table:formula="of:=[.G1]^2" office:value-type="float" office:value="1000000" calcext:value-type="float">
            <text:p>1000000</text:p>
          </table:table-cell>
          <table:table-cell table:formula="of:=[.H1]^2" office:value-type="float" office:value="1562500" calcext:value-type="float">
            <text:p>1562500</text:p>
          </table:table-cell>
          <table:table-cell table:formula="of:=[.I1]^2" office:value-type="float" office:value="6250000" calcext:value-type="float">
            <text:p>6250000</text:p>
          </table:table-cell>
          <table:table-cell table:formula="of:=[.J1]^2" office:value-type="float" office:value="14062500" calcext:value-type="float">
            <text:p>14062500</text:p>
          </table:table-cell>
          <table:table-cell table:formula="of:=[.K1]^2" office:value-type="float" office:value="25000000" calcext:value-type="float">
            <text:p>25000000</text:p>
          </table:table-cell>
          <table:table-cell table:formula="of:=[.L1]^2" office:value-type="float" office:value="39062500" calcext:value-type="float">
            <text:p>39062500</text:p>
          </table:table-cell>
          <table:table-cell table:formula="of:=[.M1]^2" office:value-type="float" office:value="56250000" calcext:value-type="float">
            <text:p>56250000</text:p>
          </table:table-cell>
          <table:table-cell table:formula="of:=[.N1]^2" office:value-type="float" office:value="76562500" calcext:value-type="float">
            <text:p>76562500</text:p>
          </table:table-cell>
          <table:table-cell table:formula="of:=[.O1]^2" office:value-type="float" office:value="100000000" calcext:value-type="float">
            <text:p>100000000</text:p>
          </table:table-cell>
        </table:table-row>
        <table:table-row table:style-name="ro2">
          <table:table-cell office:value-type="string" calcext:value-type="string">
            <text:p>Insertion Sort</text:p>
          </table:table-cell>
          <table:table-cell office:value-type="string" calcext:value-type="string">
            <text:p>n<text:span text:style-name="T1">2</text:span></text:p>
          </table:table-cell>
          <table:table-cell table:formula="of:=[.C1]^2" office:value-type="float" office:value="10000" calcext:value-type="float">
            <text:p>10000</text:p>
          </table:table-cell>
          <table:table-cell table:formula="of:=[.D1]^2" office:value-type="float" office:value="62500" calcext:value-type="float">
            <text:p>62500</text:p>
          </table:table-cell>
          <table:table-cell table:formula="of:=[.E1]^2" office:value-type="float" office:value="250000" calcext:value-type="float">
            <text:p>250000</text:p>
          </table:table-cell>
          <table:table-cell table:formula="of:=[.F1]^2" office:value-type="float" office:value="562500" calcext:value-type="float">
            <text:p>562500</text:p>
          </table:table-cell>
          <table:table-cell table:formula="of:=[.G1]^2" office:value-type="float" office:value="1000000" calcext:value-type="float">
            <text:p>1000000</text:p>
          </table:table-cell>
          <table:table-cell table:formula="of:=[.H1]^2" office:value-type="float" office:value="1562500" calcext:value-type="float">
            <text:p>1562500</text:p>
          </table:table-cell>
          <table:table-cell table:formula="of:=[.I1]^2" office:value-type="float" office:value="6250000" calcext:value-type="float">
            <text:p>6250000</text:p>
          </table:table-cell>
          <table:table-cell table:formula="of:=[.J1]^2" office:value-type="float" office:value="14062500" calcext:value-type="float">
            <text:p>14062500</text:p>
          </table:table-cell>
          <table:table-cell table:formula="of:=[.K1]^2" office:value-type="float" office:value="25000000" calcext:value-type="float">
            <text:p>25000000</text:p>
          </table:table-cell>
          <table:table-cell table:formula="of:=[.L1]^2" office:value-type="float" office:value="39062500" calcext:value-type="float">
            <text:p>39062500</text:p>
          </table:table-cell>
          <table:table-cell table:formula="of:=[.M1]^2" office:value-type="float" office:value="56250000" calcext:value-type="float">
            <text:p>56250000</text:p>
          </table:table-cell>
          <table:table-cell table:formula="of:=[.N1]^2" office:value-type="float" office:value="76562500" calcext:value-type="float">
            <text:p>76562500</text:p>
          </table:table-cell>
          <table:table-cell table:formula="of:=[.O1]^2" office:value-type="float" office:value="100000000" calcext:value-type="float">
            <text:p>100000000</text:p>
          </table:table-cell>
        </table:table-row>
        <table:table-row table:style-name="ro1">
          <table:table-cell table:style-name="ce3" office:value-type="string" calcext:value-type="string">
            <text:p>Merge Sort</text:p>
          </table:table-cell>
          <table:table-cell table:style-name="ce3" office:value-type="string" calcext:value-type="string">
            <text:p>nlogn</text:p>
          </table:table-cell>
          <table:table-cell table:formula="of:=[.C1]*LOG([.C1];2)" office:value-type="float" office:value="664.385618977473" calcext:value-type="float">
            <text:p>664.385618977473</text:p>
          </table:table-cell>
          <table:table-cell table:formula="of:=[.D1]*LOG([.D1];2)" office:value-type="float" office:value="1991.44607116552" calcext:value-type="float">
            <text:p>1991.44607116552</text:p>
          </table:table-cell>
          <table:table-cell table:formula="of:=[.E1]*LOG([.E1];2)" office:value-type="float" office:value="4482.89214233104" calcext:value-type="float">
            <text:p>4482.89214233104</text:p>
          </table:table-cell>
          <table:table-cell table:formula="of:=[.F1]*LOG([.F1];2)" office:value-type="float" office:value="7163.06008903743" calcext:value-type="float">
            <text:p>7163.06008903743</text:p>
          </table:table-cell>
          <table:table-cell table:formula="of:=[.G1]*LOG([.G1];2)" office:value-type="float" office:value="9965.78428466209" calcext:value-type="float">
            <text:p>9965.78428466209</text:p>
          </table:table-cell>
          <table:table-cell table:formula="of:=[.H1]*LOG([.H1];2)" office:value-type="float" office:value="12859.6404744368" calcext:value-type="float">
            <text:p>12859.6404744368</text:p>
          </table:table-cell>
          <table:table-cell table:formula="of:=[.I1]*LOG([.I1];2)" office:value-type="float" office:value="28219.2809488736" calcext:value-type="float">
            <text:p>28219.2809488736</text:p>
          </table:table-cell>
          <table:table-cell table:formula="of:=[.J1]*LOG([.J1];2)" office:value-type="float" office:value="44522.5308010148" calcext:value-type="float">
            <text:p>44522.5308010148</text:p>
          </table:table-cell>
          <table:table-cell table:formula="of:=[.K1]*LOG([.K1];2)" office:value-type="float" office:value="61438.5618977473" calcext:value-type="float">
            <text:p>61438.5618977473</text:p>
          </table:table-cell>
          <table:table-cell table:formula="of:=[.L1]*LOG([.L1];2)" office:value-type="float" office:value="78810.2529652301" calcext:value-type="float">
            <text:p>78810.2529652301</text:p>
          </table:table-cell>
          <table:table-cell table:formula="of:=[.M1]*LOG([.M1];2)" office:value-type="float" office:value="96545.0616020296" calcext:value-type="float">
            <text:p>96545.0616020296</text:p>
          </table:table-cell>
          <table:table-cell table:formula="of:=[.N1]*LOG([.N1];2)" office:value-type="float" office:value="114581.838889062" calcext:value-type="float">
            <text:p>114581.838889062</text:p>
          </table:table-cell>
          <table:table-cell table:formula="of:=[.O1]*LOG([.O1];2)" office:value-type="float" office:value="132877.123795495" calcext:value-type="float">
            <text:p>132877.123795495</text:p>
          </table:table-cell>
        </table:table-row>
        <table:table-row table:style-name="ro1">
          <table:table-cell office:value-type="string" calcext:value-type="string">
            <text:p>Counting Sort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11:40.710458848</meta:creation-date>
    <dc:date>2019-04-27T14:30:18.749324061</dc:date>
    <meta:editing-duration>PT18M37S</meta:editing-duration>
    <meta:editing-cycles>3</meta:editing-cycles>
    <meta:generator>LibreOffice/6.2.2.2$MacOSX_X86_64 LibreOffice_project/2b840030fec2aae0fd2658d8d4f9548af4e3518d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22cm" xlink:href=".." xlink:type="simple" chart:class="chart:line" chart:style-name="ch1">
        <chart:title svg:x="4.572cm" svg:y="0.315cm" chart:style-name="ch2">
          <text:p>Average Case Time Complexity</text:p>
        </chart:title>
        <chart:legend chart:legend-position="bottom" svg:x="3.21cm" svg:y="7.961cm" style:legend-expansion="wide" chart:style-name="ch3"/>
        <chart:plot-area chart:style-name="ch4" table:cell-range-address="Sheet1.A2:Sheet1.A6 Sheet1.C2:Sheet1.O6" chart:data-source-has-labels="column" svg:x="1.318cm" svg:y="1.284cm" svg:width="14.378cm" svg:height="5.345cm">
          <chartooo:coordinate-region svg:x="3.173cm" svg:y="1.474cm" svg:width="12.12cm" svg:height="4.526cm"/>
          <chart:axis chart:dimension="x" chart:name="primary-x" chart:style-name="ch5">
            <chart:title svg:x="8.361cm" svg:y="6.81cm" chart:style-name="ch6">
              <text:p>n</text:p>
            </chart:title>
          </chart:axis>
          <chart:axis chart:dimension="y" chart:name="primary-y" chart:style-name="ch5">
            <chart:title svg:x="0.452cm" svg:y="4.758cm" chart:style-name="ch7">
              <text:p>Complexity</text:p>
            </chart:title>
            <chart:grid chart:style-name="ch8" chart:class="major"/>
          </chart:axis>
          <chart:series chart:style-name="ch9" chart:values-cell-range-address="Sheet1.C2:Sheet1.O2" chart:label-cell-address="Sheet1.A2:Sheet1.A2" chart:class="chart:line">
            <chart:data-point chart:repeated="13"/>
          </chart:series>
          <chart:series chart:style-name="ch10" chart:values-cell-range-address="Sheet1.C3:Sheet1.O3" chart:label-cell-address="Sheet1.A3:Sheet1.A3" chart:class="chart:line">
            <chart:data-point chart:repeated="13"/>
          </chart:series>
          <chart:series chart:style-name="ch11" chart:values-cell-range-address="Sheet1.C4:Sheet1.O4" chart:label-cell-address="Sheet1.A4:Sheet1.A4" chart:class="chart:line">
            <chart:data-point chart:repeated="13"/>
          </chart:series>
          <chart:series chart:style-name="ch12" chart:values-cell-range-address="Sheet1.C5:Sheet1.O5" chart:label-cell-address="Sheet1.A5:Sheet1.A5" chart:class="chart:line">
            <chart:data-point chart:repeated="13"/>
          </chart:series>
          <chart:series chart:style-name="ch13" chart:values-cell-range-address="Sheet1.C6:Sheet1.O6" chart:label-cell-address="Sheet1.A6:Sheet1.A6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Sheet1.A2:Sheet1.A2</svg:desc>
                </draw:g>
              </table:table-cell>
              <table:table-cell office:value-type="float" office:value="10000">
                <text:p>10000</text:p>
                <draw:g>
                  <svg:desc>Sheet1.C2:Sheet1.O2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Selection Sort</text:p>
                <draw:g>
                  <svg:desc>Sheet1.A3:Sheet1.A3</svg:desc>
                </draw:g>
              </table:table-cell>
              <table:table-cell office:value-type="float" office:value="10000">
                <text:p>10000</text:p>
                <draw:g>
                  <svg:desc>Sheet1.C3:Sheet1.O3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Insertion Sort</text:p>
                <draw:g>
                  <svg:desc>Sheet1.A4:Sheet1.A4</svg:desc>
                </draw:g>
              </table:table-cell>
              <table:table-cell office:value-type="float" office:value="10000">
                <text:p>10000</text:p>
                <draw:g>
                  <svg:desc>Sheet1.C4:Sheet1.O4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Merge Sort</text:p>
                <draw:g>
                  <svg:desc>Sheet1.A5:Sheet1.A5</svg:desc>
                </draw:g>
              </table:table-cell>
              <table:table-cell office:value-type="float" office:value="664.385618977473">
                <text:p>664.385618977473</text:p>
                <draw:g>
                  <svg:desc>Sheet1.C5:Sheet1.O5</svg:desc>
                </draw:g>
              </table:table-cell>
              <table:table-cell office:value-type="float" office:value="1991.44607116552">
                <text:p>1991.44607116552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7163.06008903743">
                <text:p>7163.06008903743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12859.6404744368">
                <text:p>12859.6404744368</text:p>
              </table:table-cell>
              <table:table-cell office:value-type="float" office:value="28219.2809488736">
                <text:p>28219.2809488736</text:p>
              </table:table-cell>
              <table:table-cell office:value-type="float" office:value="44522.5308010148">
                <text:p>44522.5308010148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78810.2529652301">
                <text:p>78810.2529652301</text:p>
              </table:table-cell>
              <table:table-cell office:value-type="float" office:value="96545.0616020296">
                <text:p>96545.0616020296</text:p>
              </table:table-cell>
              <table:table-cell office:value-type="float" office:value="114581.838889062">
                <text:p>114581.838889062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string">
                <text:p>Counting Sort</text:p>
                <draw:g>
                  <svg:desc>Sheet1.A6:Sheet1.A6</svg:desc>
                </draw:g>
              </table:table-cell>
              <table:table-cell office:value-type="float" office:value="100">
                <text:p>100</text:p>
                <draw:g>
                  <svg:desc>Sheet1.C6:Sheet1.O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2500">
                <text:p>2500</text:p>
              </table:table-cell>
              <table:table-cell office:value-type="float" office:value="3750">
                <text:p>3750</text:p>
              </table:table-cell>
              <table:table-cell office:value-type="float" office:value="5000">
                <text:p>5000</text:p>
              </table:table-cell>
              <table:table-cell office:value-type="float" office:value="6250">
                <text:p>6250</text:p>
              </table:table-cell>
              <table:table-cell office:value-type="float" office:value="7500">
                <text:p>7500</text:p>
              </table:table-cell>
              <table:table-cell office:value-type="float" office:value="8750">
                <text:p>875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